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75cb" officeooo:paragraph-rsid="000c75cb"/>
    </style:style>
    <style:style style:name="P2" style:family="paragraph" style:parent-style-name="Standard">
      <style:text-properties officeooo:rsid="000c75cb" officeooo:paragraph-rsid="000d5b47"/>
    </style:style>
    <style:style style:name="P3" style:family="paragraph" style:parent-style-name="Standard">
      <style:text-properties officeooo:rsid="000c75cb" officeooo:paragraph-rsid="000e551f"/>
    </style:style>
    <style:style style:name="P4" style:family="paragraph" style:parent-style-name="Standard">
      <style:text-properties fo:font-weight="bold" officeooo:rsid="000c75cb" officeooo:paragraph-rsid="000c75cb" style:font-weight-asian="bold" style:font-weight-complex="bold"/>
    </style:style>
    <style:style style:name="P5" style:family="paragraph" style:parent-style-name="Standard">
      <style:text-properties fo:font-weight="bold" officeooo:rsid="000e551f" officeooo:paragraph-rsid="000e551f" style:font-weight-asian="bold" style:font-weight-complex="bold"/>
    </style:style>
    <style:style style:name="P6" style:family="paragraph" style:parent-style-name="Standard">
      <style:text-properties fo:font-size="14pt" fo:font-weight="bold" officeooo:rsid="000c75cb" officeooo:paragraph-rsid="000c75cb" style:font-size-asian="14pt" style:font-weight-asian="bold" style:font-size-complex="14pt" style:font-weight-complex="bold"/>
    </style:style>
    <style:style style:name="P7" style:family="paragraph" style:parent-style-name="Standard">
      <style:text-properties fo:font-size="16pt" fo:font-weight="bold" officeooo:rsid="000c75cb" officeooo:paragraph-rsid="000c75cb" style:font-size-asian="16pt" style:font-weight-asian="bold" style:font-size-complex="16pt" style:font-weight-complex="bold"/>
    </style:style>
    <style:style style:name="P8" style:family="paragraph" style:parent-style-name="Standard">
      <style:text-properties fo:font-weight="normal" officeooo:rsid="000e551f" officeooo:paragraph-rsid="000e551f" style:font-weight-asian="normal" style:font-weight-complex="normal"/>
    </style:style>
    <style:style style:name="P9" style:family="paragraph" style:parent-style-name="Standard">
      <style:text-properties fo:font-weight="normal" officeooo:rsid="000f2631" officeooo:paragraph-rsid="000f2631" style:font-weight-asian="normal" style:font-weight-complex="normal"/>
    </style:style>
    <style:style style:name="P10" style:family="paragraph" style:parent-style-name="Standard">
      <style:text-properties officeooo:rsid="0010e5ed" officeooo:paragraph-rsid="0010e5ed"/>
    </style:style>
    <style:style style:name="P11" style:family="paragraph" style:parent-style-name="Text_20_body">
      <style:text-properties officeooo:rsid="000c75cb" officeooo:paragraph-rsid="000c75cb"/>
    </style:style>
    <style:style style:name="T1" style:family="text">
      <style:text-properties fo:color="#3f7f5f" style:font-name="Monospace" fo:font-size="10pt" style:font-size-asian="10pt"/>
    </style:style>
    <style:style style:name="T2" style:family="text">
      <style:text-properties officeooo:rsid="000d5b47"/>
    </style:style>
    <style:style style:name="T3" style:family="text">
      <style:text-properties officeooo:rsid="000e551f"/>
    </style:style>
    <style:style style:name="T4" style:family="text">
      <style:text-properties officeooo:rsid="000f26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ultiMapper Parameters:</text:p>
      <text:p text:style-name="P1"/>
      <text:p text:style-name="P4">RosParameter:</text:p>
      <text:p text:style-name="P1"/>
      <text:p text:style-name="P1">robot_id </text:p>
      <text:p text:style-name="P1"><text:tab/>default: 1</text:p>
      <text:p text:style-name="P1"><text:tab/>The ID of the Robot which has started this MapperNode</text:p>
      <text:p text:style-name="P1"/>
      <text:p text:style-name="P1">scan_input_topic </text:p>
      <text:p text:style-name="P1"><text:tab/>default: karto_in</text:p>
      <text:p text:style-name="P1"><text:tab/>Topic on which comes Scan InputData in. (I think it used for Multirobot mapping ...)</text:p>
      <text:p text:style-name="P1"/>
      <text:p text:style-name="P1">scan_output_topic </text:p>
      <text:p text:style-name="P1"><text:tab/>default: karto_out</text:p>
      <text:p text:style-name="P1"><text:tab/>Zopic on which Scan Data comes out from the OpenKartoMappeer (I think this is used only <text:tab/>on MultirobotMapping</text:p>
      <text:p text:style-name="P1"/>
      <text:p text:style-name="P1">laser_frame </text:p>
      <text:p text:style-name="P1"><text:tab/>default: laser</text:p>
      <text:p text:style-name="P1"><text:tab/>The Framer-ID in which the LaserScanner is oriented.</text:p>
      <text:p text:style-name="P1"/>
      <text:p text:style-name="P1">robot_frame </text:p>
      <text:p text:style-name="P1"><text:tab/>default: robot</text:p>
      <text:p text:style-name="P1"><text:tab/>The Frame-ID in which the Robot is oriented.</text:p>
      <text:p text:style-name="P1"/>
      <text:p text:style-name="P1">odometry_frame </text:p>
      <text:p text:style-name="P1"><text:tab/>default: odometry_base</text:p>
      <text:p text:style-name="P1"><text:tab/>The Frame-ID in which the Odometry is oriented.</text:p>
      <text:p text:style-name="P1"/>
      <text:p text:style-name="P1">offset_frame </text:p>
      <text:p text:style-name="P1"><text:tab/>default: odometry_offset</text:p>
      <text:p text:style-name="P1"><text:tab/>The Frame-ID in which the Mapper should orient other RobotOdometry … (Used for <text:tab/>MultirobotMapping). Normally this value shouldn't be edited because it is only used <text:tab/>internally.</text:p>
      <text:p text:style-name="P1"/>
      <text:p text:style-name="P1">map_frame </text:p>
      <text:p text:style-name="P1"><text:tab/>default: map</text:p>
      <text:p text:style-name="P1"><text:tab/>The Frame-ID in which the Map should be published.</text:p>
      <text:p text:style-name="P1"/>
      <text:p text:style-name="P1">map_service </text:p>
      <text:p text:style-name="P1"><text:tab/>default: get_map</text:p>
      <text:p text:style-name="P1"><text:tab/>The Name of the Topic for the MapService to get the Map from. <text:span text:style-name="T2">In this Topic, later will <text:s/>be <text:tab/>published a Service to Trigger the Mapping Process … (Initializing Pose and Mapper with <text:tab/>initial Map …, this is a common Problem with Mapping )</text:span></text:p>
      <text:p text:style-name="P1"/>
      <text:p text:style-name="P1">laser_topic </text:p>
      <text:p text:style-name="P1"><text:tab/>default: scan</text:p>
      <text:p text:style-name="P1"><text:tab/>The Name of the Topic on which the scan is published.</text:p>
      <text:p text:style-name="P1"/>
      <text:p text:style-name="P1">map_topic </text:p>
      <text:p text:style-name="P1"><text:tab/>default: map</text:p>
      <text:p text:style-name="P1"><text:tab/>The name of the Topic on which the Map should be published.</text:p>
      <text:p text:style-name="P1"><text:soft-page-break/></text:p>
      <text:p text:style-name="P4">Mapper-Parameter</text:p>
      <text:p text:style-name="P1"/>
      <text:p text:style-name="P2">grid_resolution </text:p>
      <text:p text:style-name="P2"><text:tab/>def<text:span text:style-name="T2">ault</text:span>: 0.05 <text:span text:style-name="T2">m/cell ??</text:span></text:p>
      <text:p text:style-name="P2"><text:tab/><text:span text:style-name="T2">Defines the Resolution of the GridMap.</text:span></text:p>
      <text:p text:style-name="P2"/>
      <text:p text:style-name="P2">range_threshold </text:p>
      <text:p text:style-name="P2"><text:tab/>def<text:span text:style-name="T2">ault</text:span>: 30.0</text:p>
      <text:p text:style-name="P2"><text:tab/><text:span text:style-name="T2">Defines a Threshold which limits the range of the Readings of the Sensor. This should be set <text:tab/>as large as possible while providing solid coverage between consecutive range readings.</text:span></text:p>
      <text:p text:style-name="P2"/>
      <text:p text:style-name="P2">map_update_rate </text:p>
      <text:p text:style-name="P2"><text:tab/>def<text:span text:style-name="T2">ault</text:span>: 1</text:p>
      <text:p text:style-name="P2"><text:tab/><text:span text:style-name="T2">The Seconds between Map updates. After map_update_rate seconds the Map generated will <text:tab/>be published. In According to the needs of your Exploration-strategy this value should be set <text:tab/>as large as possible to prevent resource-consumption through publishing the Map.</text:span></text:p>
      <text:p text:style-name="P2"/>
      <text:p text:style-name="P2">publish_pos_graph </text:p>
      <text:p text:style-name="P2"><text:tab/>def<text:span text:style-name="T2">ault</text:span>: true</text:p>
      <text:p text:style-name="P2"><text:tab/><text:span text:style-name="T2">Set to true if the Pose-Graph should be published. This can be used for Visualization and <text:tab/>Debugging …</text:span></text:p>
      <text:p text:style-name="P2"/>
      <text:p text:style-name="P2">max_covariance </text:p>
      <text:p text:style-name="P2"><text:tab/>def<text:span text:style-name="T2">ault</text:span>: 0.05</text:p>
      <text:p text:style-name="P2"><text:tab/><text:span text:style-name="T3">Sets the Maximum Covariance of the Self-Localizer. This influences only the automatic start <text:tab/>of the Mapping process after Self-Localization.</text:span></text:p>
      <text:p text:style-name="P2"><text:tab/></text:p>
      <text:p text:style-name="P3">min_map_size </text:p>
      <text:p text:style-name="P3"><text:tab/>def<text:span text:style-name="T3">ault</text:span>: 50</text:p>
      <text:p text:style-name="P3"><text:tab/><text:span text:style-name="T3">Sets the Minimum required Nodes of the Pose-Graph to be added, to start publishing the <text:tab/>Map.</text:span></text:p>
      <text:p text:style-name="P3"/>
      <text:p text:style-name="P10">transform_publish_period</text:p>
      <text:p text:style-name="P10"><text:tab/>default: ???</text:p>
      <text:p text:style-name="P10"><text:tab/>This sets the Period Time of the TF publishing. 1Hz/transform_publish_period.</text:p>
      <text:p text:style-name="P1"/>
      <text:p text:style-name="P4">Publishes:</text:p>
      <text:p text:style-name="P1"/>
      <text:p text:style-name="P1">karto_out (scan_outpu<text:span text:style-name="T3">t</text:span>_topic)</text:p>
      <text:p text:style-name="P1"><text:tab/><text:span text:style-name="T3">Publishes Scan's received from this Mapper. (This is used only on<text:tab/>MultirobotMapping). <text:tab/>Publishes localized Scan's on this Topic.</text:span></text:p>
      <text:p text:style-name="P1"/>
      <text:p text:style-name="P1">get_map (map-service)</text:p>
      <text:p text:style-name="P1"><text:tab/><text:span text:style-name="T3">On this Topic the get_map Service is published. The get_map Service receives calls to start <text:tab/>the Mapping process. Initially starts the Self-localization and then if possible the Mapping <text:tab/>Process.</text:span></text:p>
      <text:p text:style-name="P1"/>
      <text:p text:style-name="P1">map (map)</text:p>
      <text:p text:style-name="P1"><text:tab/><text:span text:style-name="T3">On this Topic the Map is published.</text:span></text:p>
      <text:p text:style-name="P1"/>
      <text:p text:style-name="P1">others (other_robots)</text:p>
      <text:p text:style-name="P1"><text:soft-page-break/><text:tab/><text:span text:style-name="T3">On this Topic other known robots are published.</text:span></text:p>
      <text:p text:style-name="P1"/>
      <text:p text:style-name="P1">vertices (vertices)</text:p>
      <text:p text:style-name="P1"><text:tab/><text:span text:style-name="T3">On this Topic Vertices will be published. These are the vertices of the Pose-Graph.</text:span></text:p>
      <text:p text:style-name="P1">edges (edges)</text:p>
      <text:p text:style-name="P1"><text:tab/><text:span text:style-name="T3">On this Topic the Edges will be published. These are the Edges of the Pose-Graph.</text:span></text:p>
      <text:p text:style-name="P1"/>
      <text:p text:style-name="P1">localization_result (pose)</text:p>
      <text:p text:style-name="P1"><text:tab/><text:span text:style-name="T3">On this Topic the Pose-Estimate of the Mapper is published.</text:span></text:p>
      <text:p text:style-name="P1"/>
      <text:p text:style-name="P5">Subscribes:</text:p>
      <text:p text:style-name="P5"/>
      <text:p text:style-name="P8">scan_input (scan_input)</text:p>
      <text:p text:style-name="P8"><text:tab/>On this Topic the Mapper will listen for localized Scan's from Other Robots. (Only used for <text:tab/>MultirobotMapping).</text:p>
      <text:p text:style-name="P8"/>
      <text:p text:style-name="P8">Laser <text:span text:style-name="T4">(laser_scan_topic)</text:span></text:p>
      <text:p text:style-name="P8"><text:tab/><text:span text:style-name="T4">On this Topic the Mapper listens for local Laserscan's. These will be used for generating the <text:tab/>Map (Single Mapping) <text:s/>or will be republished to another Robot as localized Scan.</text:span></text:p>
      <text:p text:style-name="P8"/>
      <text:p text:style-name="P9">initial_pose (initial_pose)</text:p>
      <text:p text:style-name="P9"><text:tab/>On this Topic the mapper listens for initial poses th start the Mapping from. (I think this will <text:tab/>be used by the MultirobotMapping).</text:p>
      <text:p text:style-name="P8"><text:tab/></text:p>
      <text:p text:style-name="P1"/>
      <text:p text:style-name="P6">OpenKarto (inherited in MultiMapper) only parameters</text:p>
      <text:p text:style-name="P1"/>
      <text:p text:style-name="P1"/>
      <text:p text:style-name="P11">The following parameters can be set on the Mapper.</text:p>
      <text:p text:style-name="Text_20_body"><text:span text:style-name="Emphasis">UseScanMatching</text:span> (<text:a xlink:type="simple" xlink:href="http://docs.ros.org/indigo/api/nav2d_karto/html/classkarto_1_1Parameter.html">Parameter</text:a>&lt;kt_bool&gt;)<text:line-break/>When set to true, the mapper will use a scan-matching algorithm. In most real-world situations this should be set to true so that the mapper algorithm can correct for noise and errors in odometry and scan data. In some simulator environments where the simulated scan and odometry data are very accurate, the scan-matching algorithm can produce worse results. In those cases, set to false to improve results. Default value is true.</text:p>
      <text:p text:style-name="Text_20_body"><text:span text:style-name="Emphasis">UseScanBarycenter</text:span> (<text:a xlink:type="simple" xlink:href="http://docs.ros.org/indigo/api/nav2d_karto/html/classkarto_1_1Parameter.html">Parameter</text:a>&lt;kt_bool&gt;)<text:line-break/>When set to true, the mapper will use the scan's barycenter (the centroid of the point readings) as the position of the scan when calculating distances between scans when determining if scans are far (or near) "enough" to each other. Default value is true.</text:p>
      <text:p text:style-name="Text_20_body"><text:span text:style-name="Emphasis">MinimumTravelDistance</text:span> (<text:a xlink:type="simple" xlink:href="http://docs.ros.org/indigo/api/nav2d_karto/html/classkarto_1_1Parameter.html">Parameter</text:a>&lt;kt_double&gt; - meters)<text:line-break/>Sets the minimum travel distance between scans. If a new scan's position is more than this value from the previous scan, the mapper will use the data from the new scan. Otherwise, it will discard the new scan if it also does not meet the minimum change in heading requirement. For performance reasons, generally it is a good idea to only process scans if the robot has moved a reasonable amount. Default value is 0.2 (meters).</text:p>
      <text:p text:style-name="Text_20_body"><text:span text:style-name="Emphasis">MinimumTravelHeading</text:span> (<text:a xlink:type="simple" xlink:href="http://docs.ros.org/indigo/api/nav2d_karto/html/classkarto_1_1Parameter.html">Parameter</text:a>&lt;kt_double&gt; - radians)<text:line-break/>Sets the minimum heading change between scans. If a new scan's heading is more than this value <text:soft-page-break/>from the previous scan, the mapper will use the data from the new scan. Otherwise, it will discard the new scan if it also does not meet the minimum travel distance requirement. For performance reasons, generally it is a good idea to only process scans if the robot has moved a reasonable amount. Default value is the equivalent value in radians of 20 degrees.</text:p>
      <text:p text:style-name="Text_20_body"><text:span text:style-name="Emphasis">ScanBufferSize</text:span> (<text:a xlink:type="simple" xlink:href="http://docs.ros.org/indigo/api/nav2d_karto/html/classkarto_1_1Parameter.html">Parameter</text:a>&lt;kt_int32u&gt; - size)<text:line-break/>Scan buffer size is the length of the scan chain stored for scan matching. This value should be set to approximately "scanBufferMaximumScanDistance" / "minimumTravelDistance". The idea is to get an area approximately 20 meters long for scan matching. For example, if we add scans every minimumTravelDistance == 0.3 meters, then "scanBufferSize" should be 20 / 0.3 = 67.) Default value is 70.</text:p>
      <text:p text:style-name="Text_20_body"><text:span text:style-name="Emphasis">ScanBufferMaximumScanDistance</text:span> (<text:a xlink:type="simple" xlink:href="http://docs.ros.org/indigo/api/nav2d_karto/html/classkarto_1_1Parameter.html">Parameter</text:a>&lt;kt_double&gt; - meters)<text:line-break/>Scan buffer maximum scan distance is the maximum distance between the first and last scans in the scan chain stored for matching. Default value is 20.0.</text:p>
      <text:p text:style-name="Text_20_body"><text:span text:style-name="Emphasis">UseResponseExpansion</text:span> (<text:a xlink:type="simple" xlink:href="http://docs.ros.org/indigo/api/nav2d_karto/html/classkarto_1_1Parameter.html">Parameter</text:a>&lt;kt_bool&gt;)<text:line-break/>Whether to increase the search space if no good matches are initially found. Default value is false.</text:p>
      <text:p text:style-name="Text_20_body"><text:span text:style-name="Emphasis">DistanceVariancePenalty</text:span> (<text:a xlink:type="simple" xlink:href="http://docs.ros.org/indigo/api/nav2d_karto/html/classkarto_1_1Parameter.html">Parameter</text:a>&lt;kt_double&gt; - meters^2)<text:line-break/>Variance of penalty for deviating from odometry when scan-matching. Use lower values if the robot's odometer is more accurate. Default value is 0.3.</text:p>
      <text:p text:style-name="Text_20_body"><text:span text:style-name="Emphasis">MinimumDistancePenalty</text:span> (<text:a xlink:type="simple" xlink:href="http://docs.ros.org/indigo/api/nav2d_karto/html/classkarto_1_1Parameter.html">Parameter</text:a>&lt;kt_double&gt;)<text:line-break/>Minimum value of the penalty multiplier so scores do not become too small. Default value is 0.5.</text:p>
      <text:p text:style-name="Text_20_body"><text:span text:style-name="Emphasis">AngleVariancePenalty</text:span> (<text:a xlink:type="simple" xlink:href="http://docs.ros.org/indigo/api/nav2d_karto/html/classkarto_1_1Parameter.html">Parameter</text:a>&lt;kt_double&gt; - radians^2)<text:line-break/>Variance of penalty for deviating from odometry when scan-matching. Use lower values if the robot's odometer is more accurate. Default value is the equivalent value in radians of 20 degrees^2.</text:p>
      <text:p text:style-name="Text_20_body"><text:span text:style-name="Emphasis">MinimumAnglePenalty</text:span> (<text:a xlink:type="simple" xlink:href="http://docs.ros.org/indigo/api/nav2d_karto/html/classkarto_1_1Parameter.html">Parameter</text:a>&lt;kt_double&gt;)<text:line-break/>Minimum value of the penalty multiplier so scores do not become too small. Angles are not very accurate and thus deviations from the odometer should not cause scores to drop precipitously. Default value is 0.9.</text:p>
      <text:p text:style-name="Text_20_body"><text:span text:style-name="Emphasis">LinkMatchMinimumResponseFine</text:span> (<text:a xlink:type="simple" xlink:href="http://docs.ros.org/indigo/api/nav2d_karto/html/classkarto_1_1Parameter.html">Parameter</text:a>&lt;kt_double&gt; - probability (&gt;= 0.0, &lt;= 1.0))<text:line-break/>Scans are linked only if the correlation response value is greater than this value. Default value is 0.6</text:p>
      <text:p text:style-name="Text_20_body"><text:span text:style-name="Emphasis">LinkScanMaximumDistance</text:span> (<text:a xlink:type="simple" xlink:href="http://docs.ros.org/indigo/api/nav2d_karto/html/classkarto_1_1Parameter.html">Parameter</text:a>&lt;kt_double&gt; - meters)<text:line-break/>Maximum distance between linked scans. Scans that are farther apart will not be linked regardless of the correlation response value. If this number is large, many scans will be considered "near". This can cause the mapper to aggressively try to close loops with scans that aren't linked to the current scan even though they aren't that close. Default value is 5.0 meters.</text:p>
      <text:p text:style-name="Text_20_body"><text:span text:style-name="Emphasis">CorrelationSearchSpaceDimension</text:span> (<text:a xlink:type="simple" xlink:href="http://docs.ros.org/indigo/api/nav2d_karto/html/classkarto_1_1Parameter.html">Parameter</text:a>&lt;kt_double&gt; - meters)<text:line-break/>The size of the search grid used by the matcher when matching sequential scans. Default value is 0.3 meters which tells the matcher to use a 30cm x 30cm grid.</text:p>
      <text:p text:style-name="Text_20_body"><text:span text:style-name="Emphasis">CorrelationSearchSpaceResolution</text:span> (<text:a xlink:type="simple" xlink:href="http://docs.ros.org/indigo/api/nav2d_karto/html/classkarto_1_1Parameter.html">Parameter</text:a>&lt;kt_double&gt; - meters)<text:line-break/>The resolution (size of a grid cell) of the correlation grid. Default value is 0.01 meters.</text:p>
      <text:p text:style-name="Text_20_body"><text:soft-page-break/><text:span text:style-name="Emphasis">CorrelationSearchSpaceSmearDeviation</text:span> (<text:a xlink:type="simple" xlink:href="http://docs.ros.org/indigo/api/nav2d_karto/html/classkarto_1_1Parameter.html">Parameter</text:a>&lt;kt_double&gt; - meters)<text:line-break/>The point readings are smeared by this value in X and Y to create a smoother response. Use higher values for environments that do not have crisp outlines (e.g., outdoor environments with bushes) or where the ground is uneven and rough (but flat overall). Default value is 0.03 meters.</text:p>
      <text:p text:style-name="Text_20_body"><text:span text:style-name="Emphasis">CoarseSearchAngleOffset</text:span> (<text:a xlink:type="simple" xlink:href="http://docs.ros.org/indigo/api/nav2d_karto/html/classkarto_1_1Parameter.html">Parameter</text:a>&lt;kt_double&gt; - radians)<text:line-break/>The range of angles to search in each direction from the robot's heading during a coarse search. Default value is the equivalent value in radians of 20 degrees.</text:p>
      <text:p text:style-name="Text_20_body"><text:span text:style-name="Emphasis">FineSearchAngleOffset</text:span> (<text:a xlink:type="simple" xlink:href="http://docs.ros.org/indigo/api/nav2d_karto/html/classkarto_1_1Parameter.html">Parameter</text:a>&lt;kt_double&gt; - radians)<text:line-break/>The range of angles to search in each direction from the robot's heading during a finer search. Default value is the equivalent value in radians of 0.2 degrees.</text:p>
      <text:p text:style-name="Text_20_body"><text:span text:style-name="Emphasis">CoarseAngleResolution</text:span> (<text:a xlink:type="simple" xlink:href="http://docs.ros.org/indigo/api/nav2d_karto/html/classkarto_1_1Parameter.html">Parameter</text:a>&lt;kt_double&gt; - meters)<text:line-break/>Resolution of angles to search during a coarse search Default value is the equivalent value in radians of 2 degrees.</text:p>
      <text:p text:style-name="Text_20_body"><text:span text:style-name="Emphasis">LoopSearchSpaceDimension</text:span> (<text:a xlink:type="simple" xlink:href="http://docs.ros.org/indigo/api/nav2d_karto/html/classkarto_1_1Parameter.html">Parameter</text:a>&lt;kt_double&gt; - meters)<text:line-break/>The size of the search grid used by the matcher when detecting loop closures. Default value is 8.0 meters which tells the matcher to use a 8m x 8m grid.</text:p>
      <text:p text:style-name="Text_20_body"><text:span text:style-name="Emphasis">LoopSearchSpaceResolution</text:span> (<text:a xlink:type="simple" xlink:href="http://docs.ros.org/indigo/api/nav2d_karto/html/classkarto_1_1Parameter.html">Parameter</text:a>&lt;kt_double&gt; - meters)<text:line-break/>The resolution (size of a grid cell) of the correlation grid used by the matcher to determine a possible loop closure. Default value is 0.05 meters.</text:p>
      <text:p text:style-name="Text_20_body"><text:span text:style-name="Emphasis">LoopSearchSpaceSmearDeviation</text:span> (<text:a xlink:type="simple" xlink:href="http://docs.ros.org/indigo/api/nav2d_karto/html/classkarto_1_1Parameter.html">Parameter</text:a>&lt;kt_double&gt; - meters)<text:line-break/>The point readings are smeared by this value in X and Y to create a smoother response. Used by the matcher to determine a possible loop closure match. Default value is 0.03 meters.</text:p>
      <text:p text:style-name="Text_20_body"><text:span text:style-name="Emphasis">LoopSearchMaximumDistance</text:span> (<text:a xlink:type="simple" xlink:href="http://docs.ros.org/indigo/api/nav2d_karto/html/classkarto_1_1Parameter.html">Parameter</text:a>&lt;kt_double&gt; - meters)<text:line-break/>Scans less than this distance from the current position will be considered for a match in loop closure. Default value is 4.0 meters.</text:p>
      <text:p text:style-name="Text_20_body"><text:span text:style-name="Emphasis">LoopMatchMinimumChainSize</text:span> (<text:a xlink:type="simple" xlink:href="http://docs.ros.org/indigo/api/nav2d_karto/html/classkarto_1_1Parameter.html">Parameter</text:a>&lt;kt_int32u&gt;)<text:line-break/>When the loop closure detection finds a candidate it must be part of a large set of linked scans. If the chain of scans is less than this value, we do not attempt to close the loop. Default value is 10.</text:p>
      <text:p text:style-name="Text_20_body"><text:span text:style-name="Emphasis">LoopMatchMaximumVarianceCoarse</text:span> (<text:a xlink:type="simple" xlink:href="http://docs.ros.org/indigo/api/nav2d_karto/html/classkarto_1_1Parameter.html">Parameter</text:a>&lt;kt_double&gt;)<text:line-break/>The co-variance values for a possible loop closure have to be less than this value to consider a viable solution. This applies to the coarse search. Default value is 0.16.</text:p>
      <text:p text:style-name="Text_20_body"><text:span text:style-name="Emphasis">LoopMatchMinimumResponseCoarse</text:span> (<text:a xlink:type="simple" xlink:href="http://docs.ros.org/indigo/api/nav2d_karto/html/classkarto_1_1Parameter.html">Parameter</text:a>&lt;kt_double&gt; - probability (&gt;= 0.0, &lt;= 1.0))<text:line-break/>If response is larger then this, then initiate loop closure search at the coarse resolution. Default value is 0.7.</text:p>
      <text:p text:style-name="Text_20_body"><text:span text:style-name="Emphasis">LoopMatchMinimumResponseFine</text:span> (<text:a xlink:type="simple" xlink:href="http://docs.ros.org/indigo/api/nav2d_karto/html/classkarto_1_1Parameter.html">Parameter</text:a>&lt;kt_double&gt; - probability (&gt;= 0.0, &lt;= 1.0))<text:line-break/>If response is larger then this, then initiate loop closure search at the fine resolution. Default value is 0.7. </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1:28:38.562205550</meta:creation-date>
    <dc:date>2014-12-04T17:21:46.505540725</dc:date>
    <meta:editing-duration>PT5H1M4S</meta:editing-duration>
    <meta:editing-cycles>2</meta:editing-cycles>
    <meta:generator>LibreOffice/4.2.7.2$Linux_X86_64 LibreOffice_project/420m0$Build-2</meta:generator>
    <meta:document-statistic meta:table-count="0" meta:image-count="0" meta:object-count="0" meta:page-count="5" meta:paragraph-count="110" meta:word-count="1632" meta:character-count="10919" meta:non-whitespace-character-count="9310"/>
  </office:meta>
</office:document-meta>
</file>